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3000004B0AA389DE021485A3C.png" manifest:media-type="image/png"/>
  <manifest:file-entry manifest:full-path="Pictures/1000020100000313000004B09A0D25EE15E5CAC0.png" manifest:media-type="image/png"/>
  <manifest:file-entry manifest:full-path="Pictures/1000020100000313000004B003BF45B904FDC3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8cm" svg:height="25.827cm" svg:x="2.325cm" svg:y="1.056cm">
          <draw:image xlink:href="Pictures/1000020100000313000004B09A0D25EE15E5CAC0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6.938cm" svg:height="25.827cm" svg:x="2.604cm" svg:y="1.053cm">
          <draw:image xlink:href="Pictures/1000020100000313000004B003BF45B904FDC328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6.938cm" svg:height="25.827cm" svg:x="2.294cm" svg:y="1.077cm">
          <draw:image xlink:href="Pictures/1000000000000313000004B0AA389DE021485A3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01T01:24:20.558872531</dc:date>
    <meta:editing-duration>PT3M42S</meta:editing-duration>
    <meta:editing-cycles>1</meta:editing-cycles>
    <meta:document-statistic meta:object-count="3"/>
    <meta:generator>LibreOffice/6.1.5.2$Linux_X86_64 LibreOffice_project/10$Build-2</meta:generator>
  </office:meta>
</office:document-meta>
</file>